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cm" svg:height="1cm" svg:x="0.5cm" svg:y="4cm">
          <text:p text:style-name="P1"><text:span text:style-name="T1">*.oc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2" draw:layer="layout" svg:width="2cm" svg:height="2cm" svg:x="4cm" svg:y="3.5cm">
          <text:p text:style-name="P1"><text:span text:style-name="T1">LPG</text:span></text:p>
          <text:p text:style-name="P1"><text:span text:style-name="T1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1cm" svg:y="3.5cm">
          <text:p text:style-name="P1"><text:span text:style-name="T1">analyzer</text:span></text:p>
          <text:p text:style-name="P1"><text:span text:style-name="T1">and</text:span></text:p>
          <text:p text:style-name="P1"><text:span text:style-name="T1">oclstd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9cm" svg:y="1.5cm">
          <text:p text:style-name="P1"><text:span text:style-name="T1">valid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cm" svg:x="7.5cm" svg:y="4cm">
          <text:p text:style-name="P1"><text:span text:style-name="T1">C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5cm" svg:y="3.5cm">
          <text:p text:style-name="P1"><text:span text:style-name="T1">ref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687cm" svg:y1="4.499cm" svg:x2="4cm" svg:y2="4.499cm" draw:start-shape="id1" draw:start-glue-point="6" draw:end-shape="id2" draw:end-glue-point="6" svg:d="m2687 4499h1313">
          <text:p/>
        </draw:connector>
        <draw:line draw:style-name="gr2" draw:text-style-name="P3" draw:layer="layout" svg:x1="6cm" svg:y1="4.5cm" svg:x2="7.5cm" svg:y2="4.5cm">
          <text:p/>
        </draw:line>
        <draw:line draw:style-name="gr2" draw:text-style-name="P3" draw:layer="layout" svg:x1="9.5cm" svg:y1="4.5cm" svg:x2="11cm" svg:y2="4.5cm">
          <text:p/>
        </draw:line>
        <draw:line draw:style-name="gr2" draw:text-style-name="P3" draw:layer="layout" svg:x1="13cm" svg:y1="4.5cm" svg:x2="15cm" svg:y2="4.5cm">
          <text:p/>
        </draw:line>
        <draw:custom-shape draw:style-name="gr1" draw:text-style-name="P2" draw:layer="layout" svg:width="2cm" svg:height="1cm" svg:x="15cm" svg:y="0.5cm">
          <text:p text:style-name="P1"><text:span text:style-name="T1">AST</text:span></text:p>
          <text:p text:style-name="P1"><text:span text:style-name="T1">&lt;Ecore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9cm" svg:y="5.5cm">
          <text:p text:style-name="P1"><text:span text:style-name="T1">evaluator</text:span></text:p>
          <text:p text:style-name="P1"><text:span text:style-name="T1">and</text:span></text:p>
          <text:p text:style-name="P1"><text:span text:style-name="T1">oclstd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cm" svg:x="15cm" svg:y="7.5cm">
          <text:p text:style-name="P1"><text:span text:style-name="T1">AST</text:span></text:p>
          <text:p text:style-name="P1"><text:span text:style-name="T1">&lt;UML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cm" svg:y1="4cm" svg:x2="19cm" svg:y2="3cm">
          <text:p/>
        </draw:line>
        <draw:line draw:style-name="gr2" draw:text-style-name="P3" draw:layer="layout" svg:x1="17cm" svg:y1="5cm" svg:x2="19cm" svg:y2="6cm">
          <text:p/>
        </draw:line>
        <draw:line draw:style-name="gr3" draw:text-style-name="P3" draw:layer="layout" svg:x1="16cm" svg:y1="5.5cm" svg:x2="16cm" svg:y2="7.5cm">
          <text:p/>
        </draw:line>
        <draw:line draw:style-name="gr3" draw:text-style-name="P3" draw:layer="layout" svg:x1="16cm" svg:y1="1.5cm" svg:x2="16cm" svg:y2="3.5cm">
          <text:p/>
        </draw:line>
        <draw:custom-shape draw:style-name="gr1" draw:text-style-name="P2" draw:layer="layout" svg:width="2cm" svg:height="1cm" svg:x="12cm" svg:y="0.5cm">
          <text:p text:style-name="P1"><text:span text:style-name="T1">oclstdlib</text:span></text:p>
          <text:p text:style-name="P1"><text:span text:style-name="T1">for Ec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2cm" svg:y="7.5cm">
          <text:p text:style-name="P1"><text:span text:style-name="T1">oclstdlib</text:span></text:p>
          <text:p text:style-name="P1"><text:span text:style-name="T1">for UM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cm" svg:y1="1.5cm" svg:x2="15.5cm" svg:y2="3.5cm">
          <text:p/>
        </draw:line>
        <draw:line draw:style-name="gr2" draw:text-style-name="P3" draw:layer="layout" svg:x1="14cm" svg:y1="7.5cm" svg:x2="15.5cm" svg:y2="5.5cm">
          <text:p/>
        </draw:line>
        <draw:frame draw:style-name="gr4" draw:text-style-name="P5" draw:layer="layout" svg:width="11.5cm" svg:height="1.75cm" svg:x="0.5cm" svg:y="7cm">
          <draw:text-box>
            <text:p text:style-name="P4"><text:span text:style-name="T2">MDT/OCL 1.x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27M50S</meta:editing-duration>
    <meta:editing-cycles>5</meta:editing-cycles>
    <meta:generator>OpenOffice.org/3.1$Win32 OpenOffice.org_project/310m11$Build-9399</meta:generator>
    <dc:date>2010-05-21T10:45:08.81</dc:date>
    <dc:creator>Ed Willink</dc:creator>
    <meta:document-statistic meta:object-count="22"/>
  </office:meta>
</office:document-meta>
</file>